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3dd4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23dd4" officeooo:paragraph-rsid="00023dd4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paragraph-rsid="00023dd4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bold" officeooo:rsid="00023dd4" officeooo:paragraph-rsid="00023dd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23dd4" officeooo:paragraph-rsid="00023dd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rsid="00023dd4" officeooo:paragraph-rsid="00023dd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23dd4" officeooo:paragraph-rsid="00023dd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023dd4" officeooo:paragraph-rsid="00023dd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023dd4" officeooo:paragraph-rsid="00023dd4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paragraph-rsid="00049b44"/>
    </style:style>
    <style:style style:name="P13" style:family="paragraph" style:parent-style-name="Default">
      <style:paragraph-properties fo:text-align="center" style:justify-single-word="false"/>
    </style:style>
    <style:style style:name="P14" style:family="paragraph" style:parent-style-name="Default">
      <style:text-properties style:font-name="Times New Roman"/>
    </style:style>
    <style:style style:name="P15" style:family="paragraph" style:parent-style-name="Default">
      <style:paragraph-properties fo:text-align="start" style:justify-single-word="false"/>
      <style:text-properties style:font-name="Times New Roman" officeooo:rsid="00023dd4" officeooo:paragraph-rsid="00023dd4"/>
    </style:style>
    <style:style style:name="P16" style:family="paragraph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style:text-line-through-style="none" style:text-line-through-type="none" style:text-position="super 58%" style:text-underline-style="none" fo:font-weight="normal" officeooo:rsid="00023dd4" style:font-weight-asian="normal"/>
    </style:style>
    <style:style style:name="T4" style:family="text">
      <style:text-properties style:text-line-through-style="none" style:text-line-through-type="none" style:text-position="0% 100%" style:text-underline-style="none" fo:font-weight="normal" officeooo:rsid="00023dd4" style:font-weight-asian="normal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style:text-line-through-style="none" style:text-line-through-type="none" style:text-underline-style="none" fo:font-weight="normal" style:font-weight-asian="normal"/>
    </style:style>
    <style:style style:name="T7" style:family="text">
      <style:text-properties style:text-line-through-style="none" style:text-line-through-type="none" style:text-underline-style="none" fo:font-weight="normal" style:font-size-asian="12pt" style:font-weight-asian="normal" style:font-size-complex="12pt"/>
    </style:style>
    <style:style style:name="T8" style:family="text">
      <style:text-properties style:text-line-through-style="none" style:text-line-through-type="none" style:text-underline-style="none" fo:font-weight="normal" officeooo:rsid="00023dd4" style:font-size-asian="12pt" style:font-weight-asian="normal" style:font-size-complex="12pt"/>
    </style:style>
    <style:style style:name="T9" style:family="text">
      <style:text-properties style:text-line-through-style="none" style:text-line-through-type="none" style:text-underline-style="none" officeooo:rsid="00042a67"/>
    </style:style>
    <style:style style:name="T10" style:family="text">
      <style:text-properties style:text-line-through-style="none" style:text-line-through-type="none" fo:font-size="12pt" style:text-underline-style="none" style:font-size-asian="10.5pt" style:font-size-complex="12pt"/>
    </style:style>
    <style:style style:name="T11" style:family="text">
      <style:text-properties style:text-line-through-style="none" style:text-line-through-type="none" fo:font-size="12pt" style:text-underline-style="none" fo:font-weight="normal" style:font-size-asian="10.5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style:text-underline-style="none" fo:font-weight="normal" officeooo:rsid="00049b44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style:text-underline-style="none" officeooo:rsid="00044712" style:font-size-asian="12pt" style:font-size-complex="12pt"/>
    </style:style>
    <style:style style:name="T14" style:family="text">
      <style:text-properties style:text-line-through-style="none" style:text-line-through-type="none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line-through-style="none" style:text-line-through-type="none" fo:font-size="12pt" fo:font-style="italic" style:text-underline-style="none" fo:font-weight="normal" officeooo:rsid="00044712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text-line-through-style="none" style:text-line-through-type="non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fo:font-size="12pt" fo:font-style="normal" style:text-underline-style="none" fo:font-weight="normal" officeooo:rsid="00042a67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fo:font-size="12pt" fo:font-style="normal" style:text-underline-style="none" fo:font-weight="normal" officeooo:rsid="0004471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fo:font-size="12pt" fo:font-style="normal" style:text-underline-style="none" fo:font-weight="normal" officeooo:rsid="00049b44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fo:font-size="12pt" fo:font-style="normal" style:text-underline-style="none" fo:font-weight="normal" officeooo:rsid="00049b44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fo:font-size="12pt" fo:font-style="normal" style:text-underline-style="none" fo:font-weight="normal" officeooo:rsid="0004471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fo:font-size="12pt" fo:font-style="normal" style:text-underline-style="none" fo:font-weight="bold" officeooo:rsid="0004471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text-line-through-style="none" style:text-line-through-type="none" fo:font-size="12pt" fo:font-style="normal" style:text-underline-style="none" fo:font-weight="bold" officeooo:rsid="00049b44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text-line-through-style="none" style:text-line-through-type="none" fo:font-size="12pt" fo:font-style="normal" style:text-underline-style="none" fo:font-weight="bold" officeooo:rsid="00049b44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fo:font-style="normal" style:text-underline-style="none" fo:font-weight="normal" officeooo:rsid="00042a67" style:font-style-asian="normal" style:font-weight-asian="normal" style:font-style-complex="normal" style:font-weight-complex="normal"/>
    </style:style>
    <style:style style:name="T26" style:family="text">
      <style:text-properties style:text-line-through-style="none" style:text-line-through-type="none" fo:font-size="14pt" style:text-underline-style="none" fo:font-weight="bold" officeooo:rsid="00023dd4" style:font-size-asian="14pt" style:font-weight-asian="bold" style:font-size-complex="14pt" style:font-weight-complex="bold"/>
    </style:style>
    <style:style style:name="T27" style:family="text">
      <style:text-properties style:text-position="super 58%" officeooo:rsid="00023dd4"/>
    </style:style>
    <style:style style:name="T28" style:family="text">
      <style:text-properties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><text:span text:style-name="T2">SIMULAÇÃO DE CENÁRIOS TÍPICOS DE MICROGRIDS </text:span></text:p>
      <text:p text:style-name="P3"><text:span text:style-name="T2">ATRAVÉS DE SISTEMAS MULTIAGENTES</text:span></text:p>
      <text:p text:style-name="P3"><text:span text:style-name="T2"/></text:p>
      <text:p text:style-name="P3"><text:span text:style-name="T2"/></text:p>
      <text:p text:style-name="P15"><text:span text:style-name="T2"/></text:p>
      <text:p text:style-name="P16"><text:span text:style-name="T6">Ruy de Oliveira</text:span><text:span text:style-name="T3">1</text:span><text:span text:style-name="T4"> – Campus Cuiabá</text:span></text:p>
      <text:p text:style-name="P16"><text:span text:style-name="T6"/></text:p>
      <text:p text:style-name="P4"><text:span text:style-name="T8">Projeto Submetido ao Edital: </text:span><text:span text:style-name="T7">Nº 033/2016 </text:span><text:span text:style-name="T28">PROPES/IFMT</text:span></text:p>
      <text:p text:style-name="P9"><text:span text:style-name="T6"/></text:p>
      <text:p text:style-name="P10"><text:span text:style-name="T6"/></text:p>
      <text:p text:style-name="P10"><text:span text:style-name="T6"/></text:p>
      <text:p text:style-name="P6"><text:span text:style-name="T5">RESUMO</text:span></text:p>
      <text:p text:style-name="P8"><text:span text:style-name="T10"><text:tab/></text:span><text:span text:style-name="T11">As malhas inteligentes, chamadas </text:span><text:span text:style-name="T14">Smart Grids</text:span><text:span text:style-name="T16"> representam o futuro da distribuição de energia: elas utilizam uma rede de computadores que controlam a geração, carga e distribuição de eletricidade e se comunicam através de uma rede, o que permite o monitoramento e a administração fácil da rede. Contudo o uso impróprio </text:span><text:span text:style-name="T17">destas redes </text:span><text:span text:style-name="T16">pode degradar </text:span><text:span text:style-name="T17">a </text:span><text:span text:style-name="T16">estabilidade </text:span><text:span text:style-name="T17">da malha energética</text:span><text:span text:style-name="T16"> e </text:span><text:span text:style-name="T17">tornar</text:span><text:span text:style-name="T16"> necessária intervenção humana. Este projeto visa simular pequenas </text:span><text:span text:style-name="T14">Smart Grids</text:span><text:span text:style-name="T16">, chamadas de </text:span><text:span text:style-name="T14">Microgrids,</text:span><text:span text:style-name="T16"> </text:span><text:span text:style-name="T17">através de sistemas multiagentes </text:span><text:span text:style-name="T18">e por meio da simulação </text:span><text:span text:style-name="T17">encontrar meios eficazes de prever e solucionar falhas </text:span><text:span text:style-name="T18">de fornecimento de energia</text:span><text:span text:style-name="T17">.</text:span></text:p>
      <text:p text:style-name="P5"><text:span text:style-name="T5"><text:tab/>Palavras-Chave: </text:span><text:span text:style-name="T9">S</text:span><text:span text:style-name="T25">mart grids, multiagentes, microgrids</text:span></text:p>
      <text:p text:style-name="P5"><text:span text:style-name="T5"/></text:p>
      <text:p text:style-name="P7"><text:span text:style-name="T5">1. Introdução</text:span></text:p>
      <text:p text:style-name="P7"><text:span text:style-name="T5"/></text:p>
      <text:p text:style-name="P7"><text:span text:style-name="T5">2. Objetivos</text:span></text:p>
      <text:p text:style-name="P7"><text:span text:style-name="T5"><text:tab/></text:span><text:span text:style-name="T13">2.1 Objetivo geral</text:span></text:p>
      <text:p text:style-name="P11"><text:span text:style-name="T26"><text:tab/></text:span><text:span text:style-name="T12">E</text:span><text:span text:style-name="T19">ncontrar meios de prever e solucionar falhas de fornecimento de energia de modo autônomo. </text:span></text:p>
      <text:p text:style-name="P11"><text:span text:style-name="T19"/></text:p>
      <text:p text:style-name="P12"><text:span text:style-name="T19"><text:tab/></text:span><text:span text:style-name="T24">2.2 </text:span><text:span text:style-name="T22">Objetivo</text:span><text:span text:style-name="T23">s</text:span><text:span text:style-name="T22"> </text:span><text:span text:style-name="T23">específicos</text:span></text:p>
      <text:p text:style-name="P12"><text:span text:style-name="T23"><text:tab/></text:span><text:span text:style-name="T20">Comparar diversos sistemas multiagentes a fim de encontrar o que atenda melhor às necessidades da pesquisa</text:span></text:p>
      <text:p text:style-name="P12"><text:span text:style-name="T23"><text:tab/></text:span><text:span text:style-name="T18">Construir um modelo computacional de uma </text:span><text:span text:style-name="T15">microgrid</text:span><text:span text:style-name="T21"> por meio de sistemas multiagentes</text:span><text:span text:style-name="T22"> </text:span></text:p>
      <text:p text:style-name="P12"><text:span text:style-name="T22"><text:tab/></text:span><text:span text:style-name="T20">Criar algoritmos de controle da rede</text:span></text:p>
      <text:p text:style-name="P12"><text:span text:style-name="T20"><text:tab/>Disponibilizar documentação detalhada acerca do assunto</text:span><text:span text:style-name="T22"><text:tab/></text:span></text:p>
      <text:p text:style-name="P12"><text:span text:style-name="T20"/></text:p>
      <text:p text:style-name="P7"><text:span text:style-name="T5">3. Revisão Bibliográfica</text:span></text:p>
      <text:p text:style-name="P7"><text:span text:style-name="T5"/></text:p>
      <text:p text:style-name="P7"><text:span text:style-name="T5">4. Metodologia</text:span></text:p>
      <text:p text:style-name="P7"><text:span text:style-name="T5"/></text:p>
      <text:p text:style-name="P7"><text:span text:style-name="T5">5. Resultados Esperados</text:span></text:p>
      <text:p text:style-name="P7"><text:span text:style-name="T5"/></text:p>
      <text:p text:style-name="P7"><text:span text:style-name="T5">6. Referências Bibliográficas</text:span></text:p>
      <text:p text:style-name="P7"><text:soft-page-break/><text:span text:style-name="T5"/></text:p>
      <text:p text:style-name="P7"><text:span text:style-name="T5">7. Cronograma de Execução do Projeto</text:span></text:p>
      <text:p text:style-name="P7"><text:span text:style-name="T5"/></text:p>
      <text:p text:style-name="P7"><text:span text:style-name="T5">8. Planilha de Custos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ans-serif" svg:font-family="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Default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023dd4"/>
    </style:style>
    <style:style style:name="MP3" style:family="paragraph" style:parent-style-name="Standard">
      <style:text-properties style:font-name="Times New Roman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style:text-position="super 58%" officeooo:rsid="00023dd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/><text:span text:style-name="MT1">INSTITUTO FEDERAL DE EDUCAÇÃO, CIÊNCIA E TECNOLOGIA DE MATO GROSSO</text:span></text:p>
        <text:p text:style-name="MP2"><text:span text:style-name="MT1"><text:s/>PRÓ-REITORIA DE PESQUISA E INOVAÇÃO DIRETORIA DE PESQUISA E INOVAÇÃO </text:span></text:p>
      </style:header>
      <style:footer>
        <text:p text:style-name="MP3"><text:span text:style-name="MT2">1</text:span> Pesquisador/Coordenador do Projeto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13:00</meta:creation-date>
    <meta:initial-creator>valquiria</meta:initial-creator>
    <dc:date>2016-04-26T17:18:13.757000000</dc:date>
    <meta:editing-duration>PT15M48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2" meta:paragraph-count="25" meta:word-count="232" meta:character-count="1622" meta:non-whitespace-character-count="1398"/>
  </office:meta>
</office:document-meta>
</file>